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e0a" officeooo:paragraph-rsid="00106e0a"/>
    </style:style>
    <style:style style:name="P2" style:family="paragraph" style:parent-style-name="Standard">
      <style:text-properties officeooo:paragraph-rsid="00106e0a"/>
    </style:style>
    <style:style style:name="P3" style:family="paragraph" style:parent-style-name="Standard">
      <style:text-properties officeooo:paragraph-rsid="00114df6"/>
    </style:style>
    <style:style style:name="P4" style:family="paragraph" style:parent-style-name="Standard">
      <style:text-properties officeooo:paragraph-rsid="00132e7b"/>
    </style:style>
    <style:style style:name="P5" style:family="paragraph" style:parent-style-name="Standard">
      <style:text-properties officeooo:rsid="00140760" officeooo:paragraph-rsid="00140760"/>
    </style:style>
    <style:style style:name="P6" style:family="paragraph" style:parent-style-name="Standard">
      <style:text-properties officeooo:rsid="0015782d" officeooo:paragraph-rsid="0015782d"/>
    </style:style>
    <style:style style:name="P7" style:family="paragraph" style:parent-style-name="Standard">
      <style:text-properties officeooo:paragraph-rsid="0015782d"/>
    </style:style>
    <style:style style:name="P8" style:family="paragraph" style:parent-style-name="Standard">
      <style:text-properties officeooo:rsid="0015f7be" officeooo:paragraph-rsid="0015f7be"/>
    </style:style>
    <style:style style:name="P9" style:family="paragraph" style:parent-style-name="Standard">
      <style:text-properties officeooo:paragraph-rsid="0015f7be"/>
    </style:style>
    <style:style style:name="P10" style:family="paragraph" style:parent-style-name="Standard">
      <style:text-properties officeooo:rsid="0016b86a" officeooo:paragraph-rsid="0016b86a"/>
    </style:style>
    <style:style style:name="P11" style:family="paragraph" style:parent-style-name="Standard">
      <style:text-properties officeooo:rsid="0018a5d4" officeooo:paragraph-rsid="0018a5d4"/>
    </style:style>
    <style:style style:name="P12" style:family="paragraph" style:parent-style-name="Standard">
      <style:text-properties officeooo:rsid="00114df6" officeooo:paragraph-rsid="00114df6"/>
    </style:style>
    <style:style style:name="P13" style:family="paragraph" style:parent-style-name="Standard">
      <style:text-properties officeooo:rsid="00140760" officeooo:paragraph-rsid="00140760"/>
    </style:style>
    <style:style style:name="P14" style:family="paragraph" style:parent-style-name="Standard">
      <style:text-properties officeooo:rsid="0015782d" officeooo:paragraph-rsid="0015782d"/>
    </style:style>
    <style:style style:name="P15" style:family="paragraph" style:parent-style-name="Standard">
      <style:text-properties officeooo:rsid="0015f7be" officeooo:paragraph-rsid="0015f7be"/>
    </style:style>
    <style:style style:name="P16" style:family="paragraph" style:parent-style-name="Standard">
      <style:text-properties officeooo:paragraph-rsid="00106e0a"/>
    </style:style>
    <style:style style:name="T1" style:family="text">
      <style:text-properties officeooo:rsid="00106e0a"/>
    </style:style>
    <style:style style:name="T2" style:family="text">
      <style:text-properties officeooo:rsid="00114df6"/>
    </style:style>
    <style:style style:name="T3" style:family="text">
      <style:text-properties officeooo:rsid="00132e7b"/>
    </style:style>
    <style:style style:name="T4" style:family="text">
      <style:text-properties officeooo:rsid="00140760"/>
    </style:style>
    <style:style style:name="T5" style:family="text">
      <style:text-properties officeooo:rsid="00192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opoldo Blanco</text:p>
      <text:p text:style-name="P1">Desarrolador web</text:p>
      <text:p text:style-name="P1"/>
      <text:p text:style-name="P2"><text:span text:style-name="T5">Creo</text:span><text:span text:style-name="T1"> sitios web con Wordpress, desde el diseño de interfaz a la personalización de sus funciones.</text:span></text:p>
      <text:p text:style-name="P2"/>
      <text:p text:style-name="P2"><text:span text:style-name="T1">Comencé mi carrera como diseñador gráfico en una imprenta. Con el pasar de los años adquirí -</text:span><text:span text:style-name="T2">tomando </text:span><text:span text:style-name="T1">cursos y en forma autodidacta- las habilidades para </text:span><text:span text:style-name="T2">evolucionar y transformar mi actividad y así</text:span><text:span text:style-name="T1"> desempeñarme casi exclusivamente en diseño web.</text:span></text:p>
      <text:p text:style-name="P3"/>
      <text:p text:style-name="P12">Mi objetivo con Henry es dar un salto adelante y empezar a programar. Me apasionan las posibilidades que hay, y todo lo que se puede hacer con ello es un mundo nuevo.</text:p>
      <text:p text:style-name="P4"><text:span text:style-name="T3">Lo que espero obtener con el curso de Henry son dos cosas: </text:span><text:span text:style-name="T4">P</text:span><text:span text:style-name="T3">rimero conocimieno y </text:span><text:span text:style-name="T4">apertura </text:span><text:span text:style-name="T3">mental, </text:span><text:span text:style-name="T4">aprender mucho y transformar mi manera de pensar. Segundo, las posibilidades laborales, seguir creciendo, la libertad del trabajo remoto y sueldos más atractivos.</text:span></text:p>
      <text:p text:style-name="P4"/>
      <text:p text:style-name="P5">Educación</text:p>
      <text:p text:style-name="P5"/>
      <text:p text:style-name="P5">1999 – 2005 </text:p>
      <text:p text:style-name="P5">UNLP – Facultad de Bellas Artes</text:p>
      <text:p text:style-name="P5">Diseñador en Comunicación Visual</text:p>
      <text:p text:style-name="P5"/>
      <text:p text:style-name="P5">2006 – Hoy </text:p>
      <text:p text:style-name="P5">Cursos y educación autodidacta de todo tipo relacionado con el diseño gráfico web.</text:p>
      <text:p text:style-name="P5">HTML5, CSS3, Responsive Deisgn, Wordpress, Diseño UX/UI, Arquitectura de la información.</text:p>
      <text:p text:style-name="P5"/>
      <text:p text:style-name="P6">Experienca laboral</text:p>
      <text:p text:style-name="P7"/>
      <text:p text:style-name="P6">2006 – 2011</text:p>
      <text:p text:style-name="P6">Imprenta Imagen</text:p>
      <text:p text:style-name="P8">Me desempeñaba como diseñador gráfico, realizando trabajos en un 99% para impresión offset y láser. Aprendí como funciona una pequeña empresa, el proceso completo desde el contacto con el cliente hasta la entrega del producto terminado y posventa.</text:p>
      <text:p text:style-name="P8"/>
      <text:p text:style-name="P8">2011 – Hoy</text:p>
      <text:p text:style-name="P8">Digital Studio</text:p>
      <text:p text:style-name="P8">Agencia de diseño, un emprendimiento personal orientado al diseño gráfico para medios digitales, marketing digital y diseño web. El fuerte de la activdad hoy en día es el desarrollo de sitios web, principalmente con Wordpress,, ecommerce e institucionales, seguido del diseño de contenidos para redes sociales, y en menor porcentaje diseños para impresión y gráfica.</text:p>
      <text:p text:style-name="P9"/>
      <text:p text:style-name="P10">Skills</text:p>
      <text:p text:style-name="P10"/>
      <text:p text:style-name="P10">Diseño gráfico</text:p>
      <text:p text:style-name="P10">Photoshop</text:p>
      <text:p text:style-name="P10">Diseño UX/UI</text:p>
      <text:p text:style-name="P10">HTML</text:p>
      <text:p text:style-name="P10">CSS</text:p>
      <text:p text:style-name="P10">Wordpress (intermedio)</text:p>
      <text:p text:style-name="P10"><text:soft-page-break/>Elementor Pro + Crocoblock bundle</text:p>
      <text:p text:style-name="P10"/>
      <text:p text:style-name="P11">(foto)</text:p>
      <text:p text:style-name="P11"/>
      <text:p text:style-name="P11">Hobbies</text:p>
      <text:p text:style-name="P11"/>
      <text:p text:style-name="P11">Viajar con mi familia, correr, el mar y las montañ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08:13:30.673000000</meta:creation-date>
    <dc:date>2021-02-24T17:22:20.235000000</dc:date>
    <meta:editing-duration>PT5H21M39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1" meta:word-count="298" meta:character-count="1914" meta:non-whitespace-character-count="1640"/>
  </office:meta>
</office:document-meta>
</file>